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wex_5f_place" style:display-name="wex_place" style:family="table">
      <style:table-properties style:width="6.6924in" table:align="margins"/>
    </style:style>
    <style:style style:name="wex_5f_place.A" style:display-name="wex_place.A" style:family="table-column">
      <style:table-column-properties style:column-width="2.2306in" style:rel-column-width="21845*"/>
    </style:style>
    <style:style style:name="wex_5f_place.A1" style:display-name="wex_place.A1" style:family="table-cell">
      <style:table-cell-properties fo:padding="0.0382in" fo:border-left="0.05pt solid #000000" fo:border-right="none" fo:border-top="0.05pt solid #000000" fo:border-bottom="0.05pt solid #000000"/>
    </style:style>
    <style:style style:name="wex_5f_place.C1" style:display-name="wex_place.C1" style:family="table-cell">
      <style:table-cell-properties fo:padding="0.0382in" fo:border="0.05pt solid #000000"/>
    </style:style>
    <style:style style:name="wex_5f_place.A2" style:display-name="wex_place.A2" style:family="table-cell">
      <style:table-cell-properties fo:padding="0.0382in" fo:border-left="0.05pt solid #000000" fo:border-right="none" fo:border-top="none" fo:border-bottom="0.05pt solid #000000"/>
    </style:style>
    <style:style style:name="wex_5f_place.C2" style:display-name="wex_place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2083in" style:rel-column-width="21625*"/>
    </style:style>
    <style:style style:name="Table1.B" style:family="table-column">
      <style:table-column-properties style:column-width="4.484in" style:rel-column-width="439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2.2306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2.2306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2.2306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8" style:family="table-row">
      <style:table-row-properties style:min-row-height="0.3118in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2.2306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2.2306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officeooo:paragraph-rsid="0020a6b9"/>
    </style:style>
    <style:style style:name="P2" style:family="paragraph" style:parent-style-name="Default_20_Text">
      <style:text-properties officeooo:paragraph-rsid="0036daa1"/>
    </style:style>
    <style:style style:name="P3" style:family="paragraph" style:parent-style-name="Table_20_Contents">
      <style:text-properties officeooo:paragraph-rsid="003de12a"/>
    </style:style>
    <style:style style:name="P4" style:family="paragraph" style:parent-style-name="Table_20_Contents">
      <style:text-properties officeooo:paragraph-rsid="004131ab"/>
    </style:style>
    <style:style style:name="P5" style:family="paragraph" style:parent-style-name="Default_20_Text">
      <style:text-properties officeooo:rsid="000a25d9" officeooo:paragraph-rsid="000a25d9"/>
    </style:style>
    <style:style style:name="P6" style:family="paragraph" style:parent-style-name="Default_20_Text">
      <style:text-properties officeooo:rsid="000a25d9" officeooo:paragraph-rsid="001df53b"/>
    </style:style>
    <style:style style:name="P7" style:family="paragraph" style:parent-style-name="Default_20_Text">
      <style:text-properties officeooo:rsid="000a25d9" officeooo:paragraph-rsid="001fec87"/>
    </style:style>
    <style:style style:name="P8" style:family="paragraph" style:parent-style-name="Default_20_Text">
      <style:text-properties officeooo:rsid="000a25d9" officeooo:paragraph-rsid="00235a38"/>
    </style:style>
    <style:style style:name="P9" style:family="paragraph" style:parent-style-name="Default_20_Text">
      <style:text-properties officeooo:rsid="000a25d9" officeooo:paragraph-rsid="00260cdb"/>
    </style:style>
    <style:style style:name="P10" style:family="paragraph" style:parent-style-name="Default_20_Text">
      <style:text-properties officeooo:rsid="000a25d9" officeooo:paragraph-rsid="00272a83"/>
    </style:style>
    <style:style style:name="P11" style:family="paragraph" style:parent-style-name="Default_20_Text">
      <style:text-properties officeooo:rsid="000a25d9" officeooo:paragraph-rsid="0027affa"/>
    </style:style>
    <style:style style:name="P12" style:family="paragraph" style:parent-style-name="Default_20_Text">
      <style:text-properties officeooo:rsid="000a25d9" officeooo:paragraph-rsid="00487a52"/>
    </style:style>
    <style:style style:name="P13" style:family="paragraph" style:parent-style-name="Default_20_Text">
      <style:text-properties officeooo:rsid="000a25d9" officeooo:paragraph-rsid="0050f820"/>
    </style:style>
    <style:style style:name="P14" style:family="paragraph" style:parent-style-name="Default_20_Text">
      <style:text-properties officeooo:rsid="000a25d9" officeooo:paragraph-rsid="005ebe09"/>
    </style:style>
    <style:style style:name="P15" style:family="paragraph" style:parent-style-name="Default_20_Text">
      <style:text-properties officeooo:rsid="000a25d9" officeooo:paragraph-rsid="006e38cc"/>
    </style:style>
    <style:style style:name="P16" style:family="paragraph" style:parent-style-name="Default_20_Text">
      <style:text-properties officeooo:rsid="000a25d9" officeooo:paragraph-rsid="006ff999"/>
    </style:style>
    <style:style style:name="P17" style:family="paragraph" style:parent-style-name="Default_20_Text">
      <style:text-properties officeooo:rsid="000a25d9" officeooo:paragraph-rsid="0070006e"/>
    </style:style>
    <style:style style:name="P18" style:family="paragraph" style:parent-style-name="Default_20_Text">
      <style:text-properties officeooo:rsid="000a25d9" officeooo:paragraph-rsid="00769b8a"/>
    </style:style>
    <style:style style:name="P19" style:family="paragraph" style:parent-style-name="Default_20_Text">
      <style:text-properties officeooo:rsid="000a25d9" officeooo:paragraph-rsid="0079de0c"/>
    </style:style>
    <style:style style:name="P20" style:family="paragraph" style:parent-style-name="Default_20_Text">
      <style:text-properties officeooo:rsid="000a25d9" officeooo:paragraph-rsid="007c6f53"/>
    </style:style>
    <style:style style:name="P21" style:family="paragraph" style:parent-style-name="Default_20_Text">
      <style:text-properties officeooo:rsid="000a25d9" officeooo:paragraph-rsid="007d21fe"/>
    </style:style>
    <style:style style:name="P22" style:family="paragraph" style:parent-style-name="Default_20_Text">
      <style:text-properties officeooo:rsid="000a25d9" officeooo:paragraph-rsid="0082b151"/>
    </style:style>
    <style:style style:name="P23" style:family="paragraph" style:parent-style-name="Default_20_Text">
      <style:text-properties officeooo:rsid="000a25d9" officeooo:paragraph-rsid="008d2701"/>
    </style:style>
    <style:style style:name="P24" style:family="paragraph" style:parent-style-name="Default_20_Text">
      <style:text-properties officeooo:rsid="000a25d9" officeooo:paragraph-rsid="00986831"/>
    </style:style>
    <style:style style:name="P25" style:family="paragraph" style:parent-style-name="Default_20_Text">
      <style:text-properties officeooo:rsid="000a25d9" officeooo:paragraph-rsid="00a548c7"/>
    </style:style>
    <style:style style:name="P26" style:family="paragraph" style:parent-style-name="Default_20_Text">
      <style:text-properties officeooo:rsid="000a25d9" officeooo:paragraph-rsid="00a72daf"/>
    </style:style>
    <style:style style:name="P27" style:family="paragraph" style:parent-style-name="Default_20_Text">
      <style:text-properties officeooo:rsid="00350b38" officeooo:paragraph-rsid="00350b38"/>
    </style:style>
    <style:style style:name="P28" style:family="paragraph" style:parent-style-name="Default_20_Text">
      <style:text-properties officeooo:rsid="00350b38" officeooo:paragraph-rsid="0050f820"/>
    </style:style>
    <style:style style:name="P29" style:family="paragraph" style:parent-style-name="Default_20_Text">
      <style:text-properties officeooo:rsid="00350b38" officeooo:paragraph-rsid="0054e47e"/>
    </style:style>
    <style:style style:name="P30" style:family="paragraph" style:parent-style-name="Default_20_Text">
      <style:text-properties officeooo:rsid="00350b38" officeooo:paragraph-rsid="0058ecf4"/>
    </style:style>
    <style:style style:name="P31" style:family="paragraph" style:parent-style-name="Default_20_Text">
      <style:text-properties officeooo:rsid="00350b38" officeooo:paragraph-rsid="005cdab4"/>
    </style:style>
    <style:style style:name="P32" style:family="paragraph" style:parent-style-name="Default_20_Text">
      <style:text-properties officeooo:rsid="00350b38" officeooo:paragraph-rsid="0066d2f1"/>
    </style:style>
    <style:style style:name="P33" style:family="paragraph" style:parent-style-name="Default_20_Text">
      <style:text-properties officeooo:rsid="00350b38" officeooo:paragraph-rsid="006ff999"/>
    </style:style>
    <style:style style:name="P34" style:family="paragraph" style:parent-style-name="Default_20_Text">
      <style:text-properties officeooo:rsid="00350b38" officeooo:paragraph-rsid="00736264"/>
    </style:style>
    <style:style style:name="P35" style:family="paragraph" style:parent-style-name="Default_20_Text">
      <style:text-properties officeooo:rsid="00350b38" officeooo:paragraph-rsid="00769b8a"/>
    </style:style>
    <style:style style:name="P36" style:family="paragraph" style:parent-style-name="Default_20_Text">
      <style:text-properties officeooo:rsid="00350b38" officeooo:paragraph-rsid="0079de0c"/>
    </style:style>
    <style:style style:name="P37" style:family="paragraph" style:parent-style-name="Default_20_Text">
      <style:text-properties officeooo:rsid="00350b38" officeooo:paragraph-rsid="0082b151"/>
    </style:style>
    <style:style style:name="P38" style:family="paragraph" style:parent-style-name="Default_20_Text">
      <style:text-properties officeooo:rsid="00350b38" officeooo:paragraph-rsid="0085cbbd"/>
    </style:style>
    <style:style style:name="P39" style:family="paragraph" style:parent-style-name="Default_20_Text">
      <style:text-properties officeooo:rsid="00350b38" officeooo:paragraph-rsid="008862ea"/>
    </style:style>
    <style:style style:name="P40" style:family="paragraph" style:parent-style-name="Default_20_Text">
      <style:text-properties officeooo:rsid="00350b38" officeooo:paragraph-rsid="008b41fd"/>
    </style:style>
    <style:style style:name="P41" style:family="paragraph" style:parent-style-name="Default_20_Text">
      <style:text-properties officeooo:rsid="00350b38" officeooo:paragraph-rsid="0092bf13"/>
    </style:style>
    <style:style style:name="P42" style:family="paragraph" style:parent-style-name="Default_20_Text">
      <style:text-properties officeooo:rsid="00350b38" officeooo:paragraph-rsid="00a362d4"/>
    </style:style>
    <style:style style:name="P43" style:family="paragraph" style:parent-style-name="Default_20_Text">
      <style:text-properties officeooo:rsid="00350b38" officeooo:paragraph-rsid="00a72daf"/>
    </style:style>
    <style:style style:name="P44" style:family="paragraph" style:parent-style-name="Default_20_Text">
      <style:text-properties officeooo:rsid="0037ccbc" officeooo:paragraph-rsid="0037ccbc"/>
    </style:style>
    <style:style style:name="P45" style:family="paragraph" style:parent-style-name="Default_20_Text">
      <style:text-properties fo:font-size="16pt" fo:font-weight="bold" officeooo:rsid="000a25d9" officeooo:paragraph-rsid="004861fe" style:font-size-asian="16pt" style:font-weight-asian="bold" style:font-size-complex="16pt" style:font-weight-complex="bold"/>
    </style:style>
    <style:style style:name="P46" style:family="paragraph" style:parent-style-name="Default_20_Text">
      <style:text-properties officeooo:paragraph-rsid="0050f820"/>
    </style:style>
    <style:style style:name="P47" style:family="paragraph" style:parent-style-name="Default_20_Text">
      <style:text-properties officeooo:paragraph-rsid="006e38cc"/>
    </style:style>
    <style:style style:name="P48" style:family="paragraph" style:parent-style-name="Default_20_Text">
      <style:text-properties officeooo:paragraph-rsid="006ff999"/>
    </style:style>
    <style:style style:name="P49" style:family="paragraph" style:parent-style-name="Default_20_Text">
      <style:text-properties officeooo:paragraph-rsid="00769b8a"/>
    </style:style>
    <style:style style:name="P50" style:family="paragraph" style:parent-style-name="Table_20_Contents">
      <style:text-properties officeooo:rsid="001c4845" officeooo:paragraph-rsid="001c4845"/>
    </style:style>
    <style:style style:name="P51" style:family="paragraph" style:parent-style-name="Table_20_Contents">
      <style:text-properties officeooo:rsid="001c4845" officeooo:paragraph-rsid="0050f820"/>
    </style:style>
    <style:style style:name="P52" style:family="paragraph" style:parent-style-name="Table_20_Contents">
      <style:text-properties officeooo:rsid="001c4845" officeooo:paragraph-rsid="006ff999"/>
    </style:style>
    <style:style style:name="P53" style:family="paragraph" style:parent-style-name="Table_20_Contents">
      <style:text-properties officeooo:rsid="001c4845" officeooo:paragraph-rsid="00769b8a"/>
    </style:style>
    <style:style style:name="P54" style:family="paragraph" style:parent-style-name="Table_20_Contents">
      <style:text-properties officeooo:rsid="001c4845" officeooo:paragraph-rsid="0082b151"/>
    </style:style>
    <style:style style:name="P55" style:family="paragraph" style:parent-style-name="Table_20_Contents">
      <style:text-properties officeooo:rsid="001c4845" officeooo:paragraph-rsid="00a72daf"/>
    </style:style>
    <style:style style:name="P56" style:family="paragraph" style:parent-style-name="Table_20_Contents">
      <style:text-properties officeooo:rsid="001e26b7" officeooo:paragraph-rsid="001e26b7"/>
    </style:style>
    <style:style style:name="P57" style:family="paragraph" style:parent-style-name="Table_20_Contents">
      <style:text-properties officeooo:rsid="001e26b7" officeooo:paragraph-rsid="0050f820"/>
    </style:style>
    <style:style style:name="P58" style:family="paragraph" style:parent-style-name="Table_20_Contents">
      <style:text-properties officeooo:rsid="001e26b7" officeooo:paragraph-rsid="006ff999"/>
    </style:style>
    <style:style style:name="P59" style:family="paragraph" style:parent-style-name="Table_20_Contents">
      <style:text-properties officeooo:rsid="001e26b7" officeooo:paragraph-rsid="00769b8a"/>
    </style:style>
    <style:style style:name="P60" style:family="paragraph" style:parent-style-name="Table_20_Contents">
      <style:text-properties officeooo:rsid="001e26b7" officeooo:paragraph-rsid="0082b151"/>
    </style:style>
    <style:style style:name="P61" style:family="paragraph" style:parent-style-name="Table_20_Contents">
      <style:text-properties officeooo:rsid="001e26b7" officeooo:paragraph-rsid="00a72daf"/>
    </style:style>
    <style:style style:name="P62" style:family="paragraph" style:parent-style-name="Table_20_Contents">
      <style:text-properties officeooo:rsid="002264ee" officeooo:paragraph-rsid="002264ee"/>
    </style:style>
    <style:style style:name="P63" style:family="paragraph" style:parent-style-name="Table_20_Contents">
      <style:text-properties officeooo:rsid="002264ee" officeooo:paragraph-rsid="0050f820"/>
    </style:style>
    <style:style style:name="P64" style:family="paragraph" style:parent-style-name="Table_20_Contents">
      <style:text-properties officeooo:rsid="002264ee" officeooo:paragraph-rsid="00523fd1"/>
    </style:style>
    <style:style style:name="P65" style:family="paragraph" style:parent-style-name="Table_20_Contents">
      <style:text-properties officeooo:rsid="002264ee" officeooo:paragraph-rsid="006ff999"/>
    </style:style>
    <style:style style:name="P66" style:family="paragraph" style:parent-style-name="Table_20_Contents">
      <style:text-properties officeooo:rsid="002264ee" officeooo:paragraph-rsid="0070006e"/>
    </style:style>
    <style:style style:name="P67" style:family="paragraph" style:parent-style-name="Table_20_Contents">
      <style:text-properties officeooo:rsid="002264ee" officeooo:paragraph-rsid="00769b8a"/>
    </style:style>
    <style:style style:name="P68" style:family="paragraph" style:parent-style-name="Table_20_Contents">
      <style:text-properties officeooo:rsid="002264ee" officeooo:paragraph-rsid="007c6f53"/>
    </style:style>
    <style:style style:name="P69" style:family="paragraph" style:parent-style-name="Table_20_Contents">
      <style:text-properties officeooo:rsid="002264ee" officeooo:paragraph-rsid="007ddfd6"/>
    </style:style>
    <style:style style:name="P70" style:family="paragraph" style:parent-style-name="Table_20_Contents">
      <style:text-properties officeooo:rsid="002264ee" officeooo:paragraph-rsid="0082b151"/>
    </style:style>
    <style:style style:name="P71" style:family="paragraph" style:parent-style-name="Table_20_Contents">
      <style:text-properties officeooo:rsid="002264ee" officeooo:paragraph-rsid="00986831"/>
    </style:style>
    <style:style style:name="P72" style:family="paragraph" style:parent-style-name="Table_20_Contents">
      <style:text-properties officeooo:rsid="002264ee" officeooo:paragraph-rsid="00a72daf"/>
    </style:style>
    <style:style style:name="P73" style:family="paragraph" style:parent-style-name="Table_20_Contents">
      <style:text-properties officeooo:rsid="0033b2ff" officeooo:paragraph-rsid="0033b2ff"/>
    </style:style>
    <style:style style:name="P74" style:family="paragraph" style:parent-style-name="Table_20_Contents">
      <style:text-properties officeooo:rsid="0033b2ff" officeooo:paragraph-rsid="0052ae9b"/>
    </style:style>
    <style:style style:name="P75" style:family="paragraph" style:parent-style-name="Table_20_Contents">
      <style:text-properties officeooo:rsid="0033b2ff" officeooo:paragraph-rsid="00718fb2"/>
    </style:style>
    <style:style style:name="P76" style:family="paragraph" style:parent-style-name="Table_20_Contents">
      <style:text-properties officeooo:rsid="0033b2ff" officeooo:paragraph-rsid="00769b8a"/>
    </style:style>
    <style:style style:name="P77" style:family="paragraph" style:parent-style-name="Table_20_Contents">
      <style:text-properties officeooo:rsid="00350b38" officeooo:paragraph-rsid="00350b38"/>
    </style:style>
    <style:style style:name="P78" style:family="paragraph" style:parent-style-name="Table_20_Contents">
      <style:text-properties officeooo:rsid="00350b38" officeooo:paragraph-rsid="0050f820"/>
    </style:style>
    <style:style style:name="P79" style:family="paragraph" style:parent-style-name="Table_20_Contents">
      <style:text-properties officeooo:rsid="00350b38" officeooo:paragraph-rsid="0054e47e"/>
    </style:style>
    <style:style style:name="P80" style:family="paragraph" style:parent-style-name="Table_20_Contents">
      <style:text-properties officeooo:rsid="00350b38" officeooo:paragraph-rsid="0066d2f1"/>
    </style:style>
    <style:style style:name="P81" style:family="paragraph" style:parent-style-name="Table_20_Contents">
      <style:text-properties officeooo:rsid="00350b38" officeooo:paragraph-rsid="006ff999"/>
    </style:style>
    <style:style style:name="P82" style:family="paragraph" style:parent-style-name="Table_20_Contents">
      <style:text-properties officeooo:rsid="00350b38" officeooo:paragraph-rsid="00769b8a"/>
    </style:style>
    <style:style style:name="P83" style:family="paragraph" style:parent-style-name="Table_20_Contents">
      <style:text-properties officeooo:rsid="00350b38" officeooo:paragraph-rsid="0085cbbd"/>
    </style:style>
    <style:style style:name="P84" style:family="paragraph" style:parent-style-name="Table_20_Contents">
      <style:text-properties officeooo:rsid="00350b38" officeooo:paragraph-rsid="0089a11d"/>
    </style:style>
    <style:style style:name="P85" style:family="paragraph" style:parent-style-name="Table_20_Contents">
      <style:text-properties officeooo:rsid="00350b38" officeooo:paragraph-rsid="00a72daf"/>
    </style:style>
    <style:style style:name="P86" style:family="paragraph" style:parent-style-name="Table_20_Contents">
      <style:text-properties officeooo:rsid="0037ccbc" officeooo:paragraph-rsid="0037ccbc"/>
    </style:style>
    <style:style style:name="P87" style:family="paragraph" style:parent-style-name="Table_20_Contents">
      <style:text-properties officeooo:rsid="0024860b" officeooo:paragraph-rsid="0024860b"/>
    </style:style>
    <style:style style:name="P88" style:family="paragraph" style:parent-style-name="Table_20_Contents">
      <style:text-properties officeooo:rsid="0024860b" officeooo:paragraph-rsid="005ebe09"/>
    </style:style>
    <style:style style:name="P89" style:family="paragraph" style:parent-style-name="Table_20_Contents">
      <style:text-properties officeooo:rsid="00293710" officeooo:paragraph-rsid="00293710"/>
    </style:style>
    <style:style style:name="P90" style:family="paragraph" style:parent-style-name="Table_20_Contents">
      <style:text-properties officeooo:rsid="00397cf9" officeooo:paragraph-rsid="00397cf9"/>
    </style:style>
    <style:style style:name="P91" style:family="paragraph" style:parent-style-name="Table_20_Contents">
      <style:text-properties officeooo:rsid="003a6faa" officeooo:paragraph-rsid="003a6faa"/>
    </style:style>
    <style:style style:name="P92" style:family="paragraph" style:parent-style-name="Table_20_Contents">
      <style:text-properties officeooo:rsid="003de12a" officeooo:paragraph-rsid="003de12a"/>
    </style:style>
    <style:style style:name="P93" style:family="paragraph" style:parent-style-name="Table_20_Contents">
      <style:text-properties officeooo:rsid="004131ab" officeooo:paragraph-rsid="004131ab"/>
    </style:style>
    <style:style style:name="P94" style:family="paragraph" style:parent-style-name="Table_20_Contents">
      <style:text-properties officeooo:rsid="00416a03" officeooo:paragraph-rsid="00416a03"/>
    </style:style>
    <style:style style:name="P95" style:family="paragraph" style:parent-style-name="Table_20_Contents">
      <style:text-properties officeooo:paragraph-rsid="0053847c"/>
    </style:style>
    <style:style style:name="P96" style:family="paragraph" style:parent-style-name="Table_20_Contents">
      <style:text-properties officeooo:paragraph-rsid="006ff999"/>
    </style:style>
    <style:style style:name="P97" style:family="paragraph" style:parent-style-name="Table_20_Contents">
      <style:text-properties officeooo:paragraph-rsid="0070006e"/>
    </style:style>
    <style:style style:name="P98" style:family="paragraph" style:parent-style-name="Table_20_Contents">
      <style:text-properties officeooo:paragraph-rsid="00705c38"/>
    </style:style>
    <style:style style:name="P99" style:family="paragraph" style:parent-style-name="Table_20_Contents">
      <style:text-properties officeooo:paragraph-rsid="00769b8a"/>
    </style:style>
    <style:style style:name="P100" style:family="paragraph" style:parent-style-name="Table_20_Contents">
      <style:text-properties officeooo:paragraph-rsid="007c6f53"/>
    </style:style>
    <style:style style:name="P101" style:family="paragraph" style:parent-style-name="Table_20_Contents">
      <style:text-properties officeooo:paragraph-rsid="007effc4"/>
    </style:style>
    <style:style style:name="P102" style:family="paragraph" style:parent-style-name="Table_20_Contents">
      <style:text-properties officeooo:paragraph-rsid="0082b151"/>
    </style:style>
    <style:style style:name="P103" style:family="paragraph" style:parent-style-name="Table_20_Contents">
      <style:text-properties officeooo:paragraph-rsid="00986831"/>
    </style:style>
    <style:style style:name="P104" style:family="paragraph" style:parent-style-name="Table_20_Contents">
      <style:text-properties officeooo:paragraph-rsid="00a72daf"/>
    </style:style>
    <style:style style:name="T1" style:family="text">
      <style:text-properties officeooo:rsid="000a25d9"/>
    </style:style>
    <style:style style:name="T2" style:family="text">
      <style:text-properties officeooo:rsid="000b2064"/>
    </style:style>
    <style:style style:name="T3" style:family="text">
      <style:text-properties officeooo:rsid="000dd20e"/>
    </style:style>
    <style:style style:name="T4" style:family="text">
      <style:text-properties officeooo:rsid="0014ab78"/>
    </style:style>
    <style:style style:name="T5" style:family="text">
      <style:text-properties officeooo:rsid="0015a4fb"/>
    </style:style>
    <style:style style:name="T6" style:family="text">
      <style:text-properties officeooo:rsid="0016c37a"/>
    </style:style>
    <style:style style:name="T7" style:family="text">
      <style:text-properties officeooo:rsid="0016f331"/>
    </style:style>
    <style:style style:name="T8" style:family="text">
      <style:text-properties officeooo:rsid="0036daa1"/>
    </style:style>
    <style:style style:name="T9" style:family="text">
      <style:text-properties officeooo:rsid="003de12a"/>
    </style:style>
    <style:style style:name="T10" style:family="text">
      <style:text-properties officeooo:rsid="003f6fe2"/>
    </style:style>
    <style:style style:name="T11" style:family="text">
      <style:text-properties officeooo:rsid="004131ab"/>
    </style:style>
    <style:style style:name="T12" style:family="text">
      <style:text-properties officeooo:rsid="0044f904"/>
    </style:style>
    <style:style style:name="T13" style:family="text">
      <style:text-properties officeooo:rsid="0048244a"/>
    </style:style>
    <style:style style:name="T14" style:family="text">
      <style:text-properties officeooo:rsid="0050f820"/>
    </style:style>
    <style:style style:name="T15" style:family="text">
      <style:text-properties officeooo:rsid="00523fd1"/>
    </style:style>
    <style:style style:name="T16" style:family="text">
      <style:text-properties officeooo:rsid="0052ae9b"/>
    </style:style>
    <style:style style:name="T17" style:family="text">
      <style:text-properties officeooo:rsid="0053847c"/>
    </style:style>
    <style:style style:name="T18" style:family="text">
      <style:text-properties officeooo:rsid="0054e47e"/>
    </style:style>
    <style:style style:name="T19" style:family="text">
      <style:text-properties officeooo:rsid="0056fecd"/>
    </style:style>
    <style:style style:name="T20" style:family="text">
      <style:text-properties officeooo:rsid="0058bb97"/>
    </style:style>
    <style:style style:name="T21" style:family="text">
      <style:text-properties officeooo:rsid="0058ecf4"/>
    </style:style>
    <style:style style:name="T22" style:family="text">
      <style:text-properties officeooo:rsid="005a58a2"/>
    </style:style>
    <style:style style:name="T23" style:family="text">
      <style:text-properties officeooo:rsid="005c35ce"/>
    </style:style>
    <style:style style:name="T24" style:family="text">
      <style:text-properties officeooo:rsid="005cdab4"/>
    </style:style>
    <style:style style:name="T25" style:family="text">
      <style:text-properties officeooo:rsid="005ebe09"/>
    </style:style>
    <style:style style:name="T26" style:family="text">
      <style:text-properties officeooo:rsid="005f77ff"/>
    </style:style>
    <style:style style:name="T27" style:family="text">
      <style:text-properties officeooo:rsid="00613dbd"/>
    </style:style>
    <style:style style:name="T28" style:family="text">
      <style:text-properties officeooo:rsid="0066d2f1"/>
    </style:style>
    <style:style style:name="T29" style:family="text">
      <style:text-properties officeooo:rsid="006a5299"/>
    </style:style>
    <style:style style:name="T30" style:family="text">
      <style:text-properties fo:font-size="16pt" fo:font-weight="bold" officeooo:rsid="00487a52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4b91b0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4c66c3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6ff999" style:font-size-asian="16pt" style:font-weight-asian="bold" style:font-size-complex="16pt" style:font-weight-complex="bold"/>
    </style:style>
    <style:style style:name="T34" style:family="text">
      <style:text-properties fo:font-size="16pt" fo:font-weight="bold" officeooo:rsid="0082b151" style:font-size-asian="16pt" style:font-weight-asian="bold" style:font-size-complex="16pt" style:font-weight-complex="bold"/>
    </style:style>
    <style:style style:name="T35" style:family="text">
      <style:text-properties fo:font-size="16pt" fo:font-weight="bold" officeooo:rsid="008f6067" style:font-size-asian="16pt" style:font-weight-asian="bold" style:font-size-complex="16pt" style:font-weight-complex="bold"/>
    </style:style>
    <style:style style:name="T36" style:family="text">
      <style:text-properties fo:font-size="16pt" fo:font-weight="bold" officeooo:rsid="008fe3bb" style:font-size-asian="16pt" style:font-weight-asian="bold" style:font-size-complex="16pt" style:font-weight-complex="bold"/>
    </style:style>
    <style:style style:name="T37" style:family="text">
      <style:text-properties officeooo:rsid="0070006e"/>
    </style:style>
    <style:style style:name="T38" style:family="text">
      <style:text-properties officeooo:rsid="00705c38"/>
    </style:style>
    <style:style style:name="T39" style:family="text">
      <style:text-properties officeooo:rsid="00715721"/>
    </style:style>
    <style:style style:name="T40" style:family="text">
      <style:text-properties officeooo:rsid="00718fb2"/>
    </style:style>
    <style:style style:name="T41" style:family="text">
      <style:text-properties officeooo:rsid="00736264"/>
    </style:style>
    <style:style style:name="T42" style:family="text">
      <style:text-properties officeooo:rsid="0076ed3b"/>
    </style:style>
    <style:style style:name="T43" style:family="text">
      <style:text-properties officeooo:rsid="0079de0c"/>
    </style:style>
    <style:style style:name="T44" style:family="text">
      <style:text-properties officeooo:rsid="007c6f53"/>
    </style:style>
    <style:style style:name="T45" style:family="text">
      <style:text-properties officeooo:rsid="007d21fe"/>
    </style:style>
    <style:style style:name="T46" style:family="text">
      <style:text-properties officeooo:rsid="007ddfd6"/>
    </style:style>
    <style:style style:name="T47" style:family="text">
      <style:text-properties officeooo:rsid="007effc4"/>
    </style:style>
    <style:style style:name="T48" style:family="text">
      <style:text-properties officeooo:rsid="008199e7"/>
    </style:style>
    <style:style style:name="T49" style:family="text">
      <style:text-properties officeooo:rsid="0085cbbd"/>
    </style:style>
    <style:style style:name="T50" style:family="text">
      <style:text-properties officeooo:rsid="008862ea"/>
    </style:style>
    <style:style style:name="T51" style:family="text">
      <style:text-properties officeooo:rsid="0089a11d"/>
    </style:style>
    <style:style style:name="T52" style:family="text">
      <style:text-properties officeooo:rsid="008b41fd"/>
    </style:style>
    <style:style style:name="T53" style:family="text">
      <style:text-properties officeooo:rsid="008b609d"/>
    </style:style>
    <style:style style:name="T54" style:family="text">
      <style:text-properties officeooo:rsid="008deacc"/>
    </style:style>
    <style:style style:name="T55" style:family="text">
      <style:text-properties officeooo:rsid="00908ed2"/>
    </style:style>
    <style:style style:name="T56" style:family="text">
      <style:text-properties officeooo:rsid="0092bf13"/>
    </style:style>
    <style:style style:name="T57" style:family="text">
      <style:text-properties officeooo:rsid="0094abcf"/>
    </style:style>
    <style:style style:name="T58" style:family="text">
      <style:text-properties officeooo:rsid="0097c453"/>
    </style:style>
    <style:style style:name="T59" style:family="text">
      <style:text-properties officeooo:rsid="00986831"/>
    </style:style>
    <style:style style:name="T60" style:family="text">
      <style:text-properties officeooo:rsid="009a0cd7"/>
    </style:style>
    <style:style style:name="T61" style:family="text">
      <style:text-properties officeooo:rsid="009e45fb"/>
    </style:style>
    <style:style style:name="T62" style:family="text">
      <style:text-properties officeooo:rsid="00a10062"/>
    </style:style>
    <style:style style:name="T63" style:family="text">
      <style:text-properties officeooo:rsid="00a218e0"/>
    </style:style>
    <style:style style:name="T64" style:family="text">
      <style:text-properties officeooo:rsid="00a548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wex_place 场所</text:p>
      <text:p text:style-name="P5"/>
      <table:table table:name="wex_place" table:style-name="wex_5f_place">
        <table:table-column table:style-name="wex_5f_place.A" table:number-columns-repeated="3"/>
        <table:table-row>
          <table:table-cell table:style-name="wex_5f_place.A1" office:value-type="string">
            <text:p text:style-name="P50">字段名称</text:p>
          </table:table-cell>
          <table:table-cell table:style-name="wex_5f_place.A1" office:value-type="string">
            <text:p text:style-name="P50">值类型</text:p>
          </table:table-cell>
          <table:table-cell table:style-name="wex_5f_place.C1" office:value-type="string">
            <text:p text:style-name="P50">备注</text:p>
          </table:table-cell>
        </table:table-row>
        <table:table-row>
          <table:table-cell table:style-name="wex_5f_place.A2" office:value-type="string">
            <text:p text:style-name="P6">唯一标识/_id</text:p>
          </table:table-cell>
          <table:table-cell table:style-name="wex_5f_place.A2" office:value-type="string">
            <text:p text:style-name="P56">String</text:p>
          </table:table-cell>
          <table:table-cell table:style-name="wex_5f_place.C2" office:value-type="string">
            <text:p text:style-name="P56">自动生成,支持分布式</text:p>
          </table:table-cell>
        </table:table-row>
        <table:table-row>
          <table:table-cell table:style-name="wex_5f_place.A2" office:value-type="string">
            <text:p text:style-name="P7">名称/name</text:p>
          </table:table-cell>
          <table:table-cell table:style-name="wex_5f_place.A2" office:value-type="string">
            <text:p text:style-name="P62">String</text:p>
          </table:table-cell>
          <table:table-cell table:style-name="wex_5f_place.C2" office:value-type="string">
            <text:p text:style-name="Table_20_Contents"/>
          </table:table-cell>
        </table:table-row>
        <table:table-row>
          <table:table-cell table:style-name="wex_5f_place.A2" office:value-type="string">
            <text:p text:style-name="P1"><text:span text:style-name="T5">创建时间/created</text:span><text:span text:style-name="T6">T</text:span><text:span text:style-name="T5">ime</text:span></text:p>
          </table:table-cell>
          <table:table-cell table:style-name="wex_5f_place.A2" office:value-type="string">
            <text:p text:style-name="P62">int</text:p>
          </table:table-cell>
          <table:table-cell table:style-name="wex_5f_place.C2" office:value-type="string">
            <text:p text:style-name="P73">数字还可以用来激活幼儿园</text:p>
          </table:table-cell>
        </table:table-row>
        <table:table-row>
          <table:table-cell table:style-name="wex_5f_place.A2" office:value-type="string">
            <text:p text:style-name="P27">是否激活/enabled</text:p>
          </table:table-cell>
          <table:table-cell table:style-name="wex_5f_place.A2" office:value-type="string">
            <text:p text:style-name="P77">Bool</text:p>
          </table:table-cell>
          <table:table-cell table:style-name="wex_5f_place.C2" office:value-type="string">
            <text:p text:style-name="P27">默认false</text:p>
          </table:table-cell>
        </table:table-row>
        <table:table-row>
          <table:table-cell table:style-name="wex_5f_place.A2" office:value-type="string">
            <text:p text:style-name="P2"><text:span text:style-name="T8">微信</text:span><text:span text:style-name="T13">ID</text:span><text:span text:style-name="T8">/</text:span><text:span text:style-name="T13">weixin</text:span><text:span text:style-name="T8">Id</text:span></text:p>
          </table:table-cell>
          <table:table-cell table:style-name="wex_5f_place.A2" office:value-type="string">
            <text:p text:style-name="P86">String</text:p>
          </table:table-cell>
          <table:table-cell table:style-name="wex_5f_place.C2" office:value-type="string">
            <text:p text:style-name="P44">激活以后才能更新</text:p>
          </table:table-cell>
        </table:table-row>
        <table:table-row>
          <table:table-cell table:style-name="wex_5f_place.A2" office:value-type="string">
            <text:p text:style-name="P8">类型/type</text:p>
          </table:table-cell>
          <table:table-cell table:style-name="wex_5f_place.A2" office:value-type="string">
            <text:p text:style-name="P87">String</text:p>
          </table:table-cell>
          <table:table-cell table:style-name="wex_5f_place.C2" office:value-type="string">
            <text:p text:style-name="P9">幼儿园/Kinder Garden(KD) 初期默认KD</text:p>
          </table:table-cell>
        </table:table-row>
        <table:table-row>
          <table:table-cell table:style-name="wex_5f_place.A2" office:value-type="string">
            <text:p text:style-name="P10">所属集团/group</text:p>
          </table:table-cell>
          <table:table-cell table:style-name="wex_5f_place.A2" office:value-type="string">
            <text:p text:style-name="P89">string</text:p>
          </table:table-cell>
          <table:table-cell table:style-name="wex_5f_place.C2" office:value-type="string">
            <text:p text:style-name="Table_20_Contents"/>
          </table:table-cell>
        </table:table-row>
        <table:table-row>
          <table:table-cell table:style-name="wex_5f_place.A2" office:value-type="string">
            <text:p text:style-name="P11">地址/address:</text:p>
          </table:table-cell>
          <table:table-cell table:style-name="wex_5f_place.A2" office:value-type="string">
            <text:p text:style-name="P89">string</text:p>
          </table:table-cell>
          <table:table-cell table:style-name="wex_5f_place.C2" office:value-type="string">
            <text:p text:style-name="Table_20_Contents"/>
          </table:table-cell>
        </table:table-row>
        <table:table-row>
          <table:table-cell table:style-name="wex_5f_place.A2" office:value-type="string">
            <text:p text:style-name="P11">联系电话/phone:</text:p>
          </table:table-cell>
          <table:table-cell table:style-name="wex_5f_place.A2" office:value-type="string">
            <text:p text:style-name="P90">String</text:p>
          </table:table-cell>
          <table:table-cell table:style-name="wex_5f_place.C2" office:value-type="string">
            <text:p text:style-name="P90">多个电话用逗号分隔</text:p>
          </table:table-cell>
        </table:table-row>
        <table:table-row>
          <table:table-cell table:style-name="wex_5f_place.A2" office:value-type="string">
            <text:p text:style-name="P29"><text:span text:style-name="T18">是否存档/archived</text:span></text:p>
          </table:table-cell>
          <table:table-cell table:style-name="wex_5f_place.A2" office:value-type="string">
            <text:p text:style-name="P79"><text:span text:style-name="T18">Bool</text:span></text:p>
          </table:table-cell>
          <table:table-cell table:style-name="wex_5f_place.C2" office:value-type="string">
            <text:p text:style-name="P29"><text:span text:style-name="T18">用于逻辑删</text:span>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1">创建</text:p>
          </table:table-cell>
          <table:table-cell table:style-name="Table1.B1" office:value-type="string">
            <text:p text:style-name="P92">{</text:p>
            <text:p text:style-name="P3"><text:span text:style-name="T9">"name": "</text:span><text:span text:style-name="T10">测试</text:span><text:span text:style-name="T9">幼儿园",</text:span></text:p>
            <text:p text:style-name="P92">"type": "KD",</text:p>
            <text:p text:style-name="P92">"address": "地址",</text:p>
            <text:p text:style-name="P92">"phone": "80112001"</text:p>
            <text:p text:style-name="P92">}</text:p>
          </table:table-cell>
        </table:table-row>
        <table:table-row>
          <table:table-cell table:style-name="Table1.A2" office:value-type="string">
            <text:p text:style-name="P4"><text:span text:style-name="T11">创建</text:span><text:span text:style-name="T12">成功</text:span><text:span text:style-name="T11">返回内容</text:span></text:p>
          </table:table-cell>
          <table:table-cell table:style-name="Table1.B2" office:value-type="string">
            <text:p text:style-name="P93">Status code : 201</text:p>
            <text:p text:style-name="P93"/>
            <text:p text:style-name="P94">{</text:p>
            <text:p text:style-name="P94"><text:s text:c="2"/>"name": "五一幼儿园",</text:p>
            <text:p text:style-name="P94"><text:s text:c="2"/>"type": "KD",</text:p>
            <text:p text:style-name="P94"><text:s text:c="2"/>"address": "地址",</text:p>
            <text:p text:style-name="P94"><text:s text:c="2"/>"createdTime": 1383749378810,</text:p>
            <text:p text:style-name="P94"><text:s text:c="2"/>"enabled": false,</text:p>
            <text:p text:style-name="P94"><text:s text:c="2"/>"_id": "527a5702dfea2bb464000001"</text:p>
            <text:p text:style-name="P94">}</text:p>
          </table:table-cell>
        </table:table-row>
      </table:table>
      <text:p text:style-name="P5"/>
      <text:p text:style-name="P12"><text:span text:style-name="T30">wex_</text:span><text:span text:style-name="T31">class</text:span><text:span text:style-name="T30"> </text:span><text:span text:style-name="T32">班级</text:span></text:p>
      <text:p text:style-name="P1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1">字段名称</text:p>
          </table:table-cell>
          <table:table-cell table:style-name="Table2.A1" office:value-type="string">
            <text:p text:style-name="P51">值类型</text:p>
          </table:table-cell>
          <table:table-cell table:style-name="Table2.C1" office:value-type="string">
            <text:p text:style-name="P51">备注</text:p>
          </table:table-cell>
        </table:table-row>
        <table:table-row>
          <table:table-cell table:style-name="Table2.A2" office:value-type="string">
            <text:p text:style-name="P13">唯一标识/_id</text:p>
          </table:table-cell>
          <table:table-cell table:style-name="Table2.A2" office:value-type="string">
            <text:p text:style-name="P57">String</text:p>
          </table:table-cell>
          <table:table-cell table:style-name="Table2.C2" office:value-type="string">
            <text:p text:style-name="P57">自动生成,支持分布式</text:p>
          </table:table-cell>
        </table:table-row>
        <table:table-row>
          <table:table-cell table:style-name="Table2.A2" office:value-type="string">
            <text:p text:style-name="P13">名称/name</text:p>
          </table:table-cell>
          <table:table-cell table:style-name="Table2.A2" office:value-type="string">
            <text:p text:style-name="P63">String</text:p>
          </table:table-cell>
          <table:table-cell table:style-name="Table2.C2" office:value-type="string">
            <text:p text:style-name="P95"><text:span text:style-name="T17">可变名称</text:span></text:p>
          </table:table-cell>
        </table:table-row>
        <table:table-row>
          <table:table-cell table:style-name="Table2.A2" office:value-type="string">
            <text:p text:style-name="P46"><text:span text:style-name="T1">所属场所</text:span><text:span text:style-name="T5">/</text:span><text:span text:style-name="T14">placeId</text:span></text:p>
          </table:table-cell>
          <table:table-cell table:style-name="Table2.A2" office:value-type="string">
            <text:p text:style-name="P64"><text:span text:style-name="T15">String</text:span></text:p>
          </table:table-cell>
          <table:table-cell table:style-name="Table2.C2" office:value-type="string">
            <text:p text:style-name="P74"><text:span text:style-name="T16">幼儿园班级</text:span></text:p>
          </table:table-cell>
        </table:table-row>
        <table:table-row>
          <table:table-cell table:style-name="Table2.A2" office:value-type="string">
            <text:p text:style-name="P31"><text:span text:style-name="T22">入学年月/</text:span><text:span text:style-name="T23">registered</text:span><text:span text:style-name="T24">Date</text:span></text:p>
            <text:p text:style-name="P31"><text:span text:style-name="T23"/></text:p>
          </table:table-cell>
          <table:table-cell table:style-name="Table2.A2" office:value-type="string">
            <text:p text:style-name="P80"><text:span text:style-name="T28">String</text:span></text:p>
          </table:table-cell>
          <table:table-cell table:style-name="Table2.C2" office:value-type="string">
            <text:p text:style-name="P32"><text:span text:style-name="T28">YYYYMM</text:span></text:p>
          </table:table-cell>
        </table:table-row>
        <table:table-row>
          <table:table-cell table:style-name="Table2.A2" office:value-type="string">
            <text:p text:style-name="P28"><text:span text:style-name="T19">是否存档</text:span>/<text:span text:style-name="T20">archived</text:span></text:p>
          </table:table-cell>
          <table:table-cell table:style-name="Table2.A2" office:value-type="string">
            <text:p text:style-name="P78">Bool</text:p>
          </table:table-cell>
          <table:table-cell table:style-name="Table2.C2" office:value-type="string">
            <text:p text:style-name="P30"><text:span text:style-name="T21">是否存档</text:span></text:p>
          </table:table-cell>
        </table:table-row>
        <text:soft-page-break/>
        <table:table-row>
          <table:table-cell table:style-name="Table2.A2" office:value-type="string">
            <text:p text:style-name="P14"><text:span text:style-name="T25">分配老师/teachers</text:span></text:p>
          </table:table-cell>
          <table:table-cell table:style-name="Table2.A2" office:value-type="string">
            <text:p text:style-name="P88"><text:span text:style-name="T25">Array</text:span></text:p>
          </table:table-cell>
          <table:table-cell table:style-name="Table2.C2" office:value-type="string">
            <text:p text:style-name="P23"><text:span text:style-name="T26">[{</text:span><text:span text:style-name="T53">teacherId</text:span><text:span text:style-name="T26">: ****, </text:span><text:span text:style-name="T27">isAdmin: bool</text:span><text:span text:style-name="T26">}, </text:span></text:p>
            <text:p text:style-name="P23"><text:span text:style-name="T26">{ </text:span><text:span text:style-name="T53">teacherId:</text:span><text:span text:style-name="T26"> ****, </text:span><text:span text:style-name="T27">isAdmin: bool</text:span><text:span text:style-name="T26">}]</text:span></text:p>
          </table:table-cell>
        </table:table-row>
      </table:table>
      <text:p text:style-name="P13"/>
      <text:p text:style-name="P16"><text:span text:style-name="T30">wex_</text:span><text:span text:style-name="T33">teacher</text:span><text:span text:style-name="T30"> </text:span><text:span text:style-name="T33">老师</text:span></text:p>
      <text:p text:style-name="P16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2">字段名称</text:p>
          </table:table-cell>
          <table:table-cell table:style-name="Table3.A1" office:value-type="string">
            <text:p text:style-name="P52">值类型</text:p>
          </table:table-cell>
          <table:table-cell table:style-name="Table3.C1" office:value-type="string">
            <text:p text:style-name="P52">备注</text:p>
          </table:table-cell>
        </table:table-row>
        <table:table-row>
          <table:table-cell table:style-name="Table3.A2" office:value-type="string">
            <text:p text:style-name="P16">唯一标识/_id</text:p>
          </table:table-cell>
          <table:table-cell table:style-name="Table3.A2" office:value-type="string">
            <text:p text:style-name="P58">String</text:p>
          </table:table-cell>
          <table:table-cell table:style-name="Table3.C2" office:value-type="string">
            <text:p text:style-name="P58">自动生成,支持分布式</text:p>
          </table:table-cell>
        </table:table-row>
        <table:table-row>
          <table:table-cell table:style-name="Table3.A2" office:value-type="string">
            <text:p text:style-name="P17"><text:span text:style-name="T37">登录名/username</text:span></text:p>
          </table:table-cell>
          <table:table-cell table:style-name="Table3.A2" office:value-type="string">
            <text:p text:style-name="P66"><text:span text:style-name="T37">String</text:span></text:p>
          </table:table-cell>
          <table:table-cell table:style-name="Table3.C2" office:value-type="string">
            <text:p text:style-name="P97"><text:span text:style-name="T37">登录用</text:span></text:p>
          </table:table-cell>
        </table:table-row>
        <table:table-row>
          <table:table-cell table:style-name="Table3.A2" office:value-type="string">
            <text:p text:style-name="P17"><text:span text:style-name="T37">登录密码/password</text:span></text:p>
          </table:table-cell>
          <table:table-cell table:style-name="Table3.A2" office:value-type="string">
            <text:p text:style-name="P66"><text:span text:style-name="T37">String</text:span></text:p>
          </table:table-cell>
          <table:table-cell table:style-name="Table3.C2" office:value-type="string">
            <text:p text:style-name="P98"><text:span text:style-name="T38">登录密码</text:span></text:p>
          </table:table-cell>
        </table:table-row>
        <table:table-row>
          <table:table-cell table:style-name="Table3.A2" office:value-type="string">
            <text:p text:style-name="P16"><text:span text:style-name="T39">姓名</text:span>/name</text:p>
          </table:table-cell>
          <table:table-cell table:style-name="Table3.A2" office:value-type="string">
            <text:p text:style-name="P65">String</text:p>
          </table:table-cell>
          <table:table-cell table:style-name="Table3.C2" office:value-type="string">
            <text:p text:style-name="P96"><text:span text:style-name="T17">可变名称</text:span></text:p>
          </table:table-cell>
        </table:table-row>
        <table:table-row>
          <table:table-cell table:style-name="Table3.A2" office:value-type="string">
            <text:p text:style-name="P48"><text:span text:style-name="T1">所属场所</text:span><text:span text:style-name="T5">/</text:span><text:span text:style-name="T14">placeId</text:span></text:p>
          </table:table-cell>
          <table:table-cell table:style-name="Table3.A2" office:value-type="string">
            <text:p text:style-name="P65"><text:span text:style-name="T15">String</text:span></text:p>
          </table:table-cell>
          <table:table-cell table:style-name="Table3.C2" office:value-type="string">
            <text:p text:style-name="P75"><text:span text:style-name="T40">所属场所</text:span></text:p>
          </table:table-cell>
        </table:table-row>
        <table:table-row>
          <table:table-cell table:style-name="Table3.A2" office:value-type="string">
            <text:p text:style-name="P33"><text:span text:style-name="T41">手机号码</text:span><text:span text:style-name="T22">/</text:span><text:span text:style-name="T41">mobile</text:span></text:p>
            <text:p text:style-name="P33"><text:span text:style-name="T23"/></text:p>
          </table:table-cell>
          <table:table-cell table:style-name="Table3.A2" office:value-type="string">
            <text:p text:style-name="P81"><text:span text:style-name="T28">String</text:span></text:p>
          </table:table-cell>
          <table:table-cell table:style-name="Table3.C2" office:value-type="string">
            <text:p text:style-name="P34"><text:span text:style-name="T41"/></text:p>
          </table:table-cell>
        </table:table-row>
        <table:table-row>
          <table:table-cell table:style-name="Table3.A2" office:value-type="string">
            <text:p text:style-name="P33"><text:span text:style-name="T19">是否存档</text:span>/<text:span text:style-name="T20">archived</text:span></text:p>
          </table:table-cell>
          <table:table-cell table:style-name="Table3.A2" office:value-type="string">
            <text:p text:style-name="P81">Bool</text:p>
          </table:table-cell>
          <table:table-cell table:style-name="Table3.C2" office:value-type="string">
            <text:p text:style-name="P33"><text:span text:style-name="T21">是否存档</text:span></text:p>
          </table:table-cell>
        </table:table-row>
      </table:table>
      <text:p text:style-name="P16"/>
      <text:p text:style-name="P18"><text:span text:style-name="T30">wex_</text:span><text:span text:style-name="T35">student</text:span><text:span text:style-name="T30"> </text:span><text:span text:style-name="T36">孩子</text:span></text:p>
      <text:p text:style-name="P18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53">字段名称</text:p>
          </table:table-cell>
          <table:table-cell table:style-name="Table4.A1" office:value-type="string">
            <text:p text:style-name="P53">值类型</text:p>
          </table:table-cell>
          <table:table-cell table:style-name="Table4.C1" office:value-type="string">
            <text:p text:style-name="P53">备注</text:p>
          </table:table-cell>
        </table:table-row>
        <table:table-row>
          <table:table-cell table:style-name="Table4.A2" office:value-type="string">
            <text:p text:style-name="P18">唯一标识/_id</text:p>
          </table:table-cell>
          <table:table-cell table:style-name="Table4.A2" office:value-type="string">
            <text:p text:style-name="P59">String</text:p>
          </table:table-cell>
          <table:table-cell table:style-name="Table4.C2" office:value-type="string">
            <text:p text:style-name="P59">自动生成,支持分布式</text:p>
          </table:table-cell>
        </table:table-row>
        <table:table-row>
          <table:table-cell table:style-name="Table4.A2" office:value-type="string">
            <text:p text:style-name="P18"><text:span text:style-name="T39">姓名</text:span>/name</text:p>
          </table:table-cell>
          <table:table-cell table:style-name="Table4.A2" office:value-type="string">
            <text:p text:style-name="P67">String</text:p>
          </table:table-cell>
          <table:table-cell table:style-name="Table4.C2" office:value-type="string">
            <text:p text:style-name="P99"><text:span text:style-name="T17"/></text:p>
          </table:table-cell>
        </table:table-row>
        <table:table-row>
          <table:table-cell table:style-name="Table4.A2" office:value-type="string">
            <text:p text:style-name="P20"><text:span text:style-name="T44">性别/gender</text:span></text:p>
          </table:table-cell>
          <table:table-cell table:style-name="Table4.A2" office:value-type="string">
            <text:p text:style-name="P68"><text:span text:style-name="T44">String</text:span></text:p>
          </table:table-cell>
          <table:table-cell table:style-name="Table4.C2" office:value-type="string">
            <text:p text:style-name="P100"><text:span text:style-name="T44">F/M</text:span></text:p>
          </table:table-cell>
        </table:table-row>
        <table:table-row>
          <table:table-cell table:style-name="Table4.A2" office:value-type="string">
            <text:p text:style-name="P24"><text:span text:style-name="T59">身份证/identity</text:span></text:p>
          </table:table-cell>
          <table:table-cell table:style-name="Table4.A2" office:value-type="string">
            <text:p text:style-name="P71"><text:span text:style-name="T59">String</text:span></text:p>
          </table:table-cell>
          <table:table-cell table:style-name="Table4.C2" office:value-type="string">
            <text:p text:style-name="P103"><text:span text:style-name="T59">转校转班用</text:span><text:span text:style-name="T60">,暂不要求提供</text:span></text:p>
          </table:table-cell>
        </table:table-row>
        <table:table-row>
          <table:table-cell table:style-name="Table4.A2" office:value-type="string">
            <text:p text:style-name="P21"><text:span text:style-name="T45">出生日期/birthday</text:span></text:p>
          </table:table-cell>
          <table:table-cell table:style-name="Table4.A2" office:value-type="string">
            <text:p text:style-name="P69"><text:span text:style-name="T46">Strin</text:span></text:p>
          </table:table-cell>
          <table:table-cell table:style-name="Table4.C2" office:value-type="string">
            <text:p text:style-name="P101"><text:span text:style-name="T47">second</text:span><text:span text:style-name="T48">s</text:span></text:p>
          </table:table-cell>
        </table:table-row>
        <table:table-row>
          <table:table-cell table:style-name="Table4.A2" office:value-type="string">
            <text:p text:style-name="P49"><text:span text:style-name="T58">当前</text:span><text:span text:style-name="T1">所属场所</text:span><text:span text:style-name="T5">/</text:span><text:span text:style-name="T14">placeId</text:span></text:p>
          </table:table-cell>
          <table:table-cell table:style-name="Table4.A2" office:value-type="string">
            <text:p text:style-name="P67"><text:span text:style-name="T15">String</text:span></text:p>
          </table:table-cell>
          <table:table-cell table:style-name="Table4.C2" office:value-type="string">
            <text:p text:style-name="P76"><text:span text:style-name="T40"/></text:p>
          </table:table-cell>
        </table:table-row>
        <table:table-row table:style-name="Table4.8">
          <table:table-cell table:style-name="Table4.A2" office:value-type="string">
            <text:p text:style-name="P35"><text:span text:style-name="T58">当前</text:span><text:span text:style-name="T42">所属班级</text:span><text:span text:style-name="T22">/</text:span><text:span text:style-name="T42">classId</text:span></text:p>
          </table:table-cell>
          <table:table-cell table:style-name="Table4.A2" office:value-type="string">
            <text:p text:style-name="P82"><text:span text:style-name="T28">String</text:span></text:p>
          </table:table-cell>
          <table:table-cell table:style-name="Table4.C2" office:value-type="string">
            <text:p text:style-name="P35"><text:span text:style-name="T41"/></text:p>
          </table:table-cell>
        </table:table-row>
        <table:table-row>
          <table:table-cell table:style-name="Table4.A2" office:value-type="string">
            <text:p text:style-name="P35"><text:span text:style-name="T19">是否存档</text:span>/<text:span text:style-name="T20">archived</text:span></text:p>
          </table:table-cell>
          <table:table-cell table:style-name="Table4.A2" office:value-type="string">
            <text:p text:style-name="P82">Bool</text:p>
          </table:table-cell>
          <table:table-cell table:style-name="Table4.C2" office:value-type="string">
            <text:p text:style-name="P36"><text:span text:style-name="T21">是否存档</text:span><text:span text:style-name="T43">,逻辑删</text:span></text:p>
          </table:table-cell>
        </table:table-row>
      </table:table>
      <text:p text:style-name="P19"><text:span text:style-name="T43"/></text:p>
      <text:p text:style-name="P22"><text:span text:style-name="T30">wex_</text:span><text:span text:style-name="T34">parent</text:span><text:span text:style-name="T30"> </text:span><text:span text:style-name="T34">家长</text:span></text:p>
      <text:p text:style-name="P22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4">字段名称</text:p>
          </table:table-cell>
          <table:table-cell table:style-name="Table5.A1" office:value-type="string">
            <text:p text:style-name="P54">值类型</text:p>
          </table:table-cell>
          <table:table-cell table:style-name="Table5.C1" office:value-type="string">
            <text:p text:style-name="P54">备注</text:p>
          </table:table-cell>
        </table:table-row>
        <table:table-row>
          <table:table-cell table:style-name="Table5.A2" office:value-type="string">
            <text:p text:style-name="P22">唯一标识/_id</text:p>
          </table:table-cell>
          <table:table-cell table:style-name="Table5.A2" office:value-type="string">
            <text:p text:style-name="P60">String</text:p>
          </table:table-cell>
          <table:table-cell table:style-name="Table5.C2" office:value-type="string">
            <text:p text:style-name="P60">自动生成,支持分布式</text:p>
          </table:table-cell>
        </table:table-row>
        <table:table-row>
          <table:table-cell table:style-name="Table5.A2" office:value-type="string">
            <text:p text:style-name="P17"><text:span text:style-name="T37">登录名/username</text:span></text:p>
          </table:table-cell>
          <table:table-cell table:style-name="Table5.A2" office:value-type="string">
            <text:p text:style-name="P66"><text:span text:style-name="T37">String</text:span></text:p>
          </table:table-cell>
          <table:table-cell table:style-name="Table5.C2" office:value-type="string">
            <text:p text:style-name="P97"><text:span text:style-name="T37">登录用</text:span></text:p>
          </table:table-cell>
        </table:table-row>
        <table:table-row>
          <table:table-cell table:style-name="Table5.A2" office:value-type="string">
            <text:p text:style-name="P17"><text:span text:style-name="T37">登录密码/password</text:span></text:p>
          </table:table-cell>
          <table:table-cell table:style-name="Table5.A2" office:value-type="string">
            <text:p text:style-name="P66"><text:span text:style-name="T37">String</text:span></text:p>
          </table:table-cell>
          <table:table-cell table:style-name="Table5.C2" office:value-type="string">
            <text:p text:style-name="P98"><text:span text:style-name="T38">登录密码</text:span></text:p>
          </table:table-cell>
        </table:table-row>
        <table:table-row>
          <table:table-cell table:style-name="Table5.A2" office:value-type="string">
            <text:p text:style-name="P22"><text:span text:style-name="T39">姓名</text:span>/name</text:p>
          </table:table-cell>
          <table:table-cell table:style-name="Table5.A2" office:value-type="string">
            <text:p text:style-name="P70">String</text:p>
          </table:table-cell>
          <table:table-cell table:style-name="Table5.C2" office:value-type="string">
            <text:p text:style-name="P102"><text:span text:style-name="T17"/></text:p>
          </table:table-cell>
        </table:table-row>
        <table:table-row>
          <table:table-cell table:style-name="Table5.A2" office:value-type="string">
            <text:p text:style-name="P38"><text:span text:style-name="T49">手机/mobile</text:span></text:p>
          </table:table-cell>
          <table:table-cell table:style-name="Table5.A2" office:value-type="string">
            <text:p text:style-name="P83"><text:span text:style-name="T49">String</text:span></text:p>
          </table:table-cell>
          <table:table-cell table:style-name="Table5.C2" office:value-type="string">
            <text:p text:style-name="P37"><text:span text:style-name="T43"/></text:p>
          </table:table-cell>
        </table:table-row>
      </table:table>
      <text:p text:style-name="P22"><text:span text:style-name="T43"/></text:p>
      <text:p text:style-name="P25"><text:soft-page-break/><text:span text:style-name="T64">wex_relatives</text:span></text:p>
      <text:p text:style-name="P25"><text:span text:style-name="T64"/></text:p>
      <text:p text:style-name="P26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55">字段名称</text:p>
          </table:table-cell>
          <table:table-cell table:style-name="Table6.A1" office:value-type="string">
            <text:p text:style-name="P55">值类型</text:p>
          </table:table-cell>
          <table:table-cell table:style-name="Table6.C1" office:value-type="string">
            <text:p text:style-name="P55">备注</text:p>
          </table:table-cell>
        </table:table-row>
        <table:table-row>
          <table:table-cell table:style-name="Table6.A2" office:value-type="string">
            <text:p text:style-name="P26">唯一标识/_id</text:p>
          </table:table-cell>
          <table:table-cell table:style-name="Table6.A2" office:value-type="string">
            <text:p text:style-name="P61">String</text:p>
          </table:table-cell>
          <table:table-cell table:style-name="Table6.C2" office:value-type="string">
            <text:p text:style-name="P61">自动生成,支持分布式</text:p>
          </table:table-cell>
        </table:table-row>
        <table:table-row>
          <table:table-cell table:style-name="Table6.A2" office:value-type="string">
            <text:p text:style-name="P26"><text:span text:style-name="T37">登录名/username</text:span></text:p>
          </table:table-cell>
          <table:table-cell table:style-name="Table6.A2" office:value-type="string">
            <text:p text:style-name="P72"><text:span text:style-name="T37">String</text:span></text:p>
          </table:table-cell>
          <table:table-cell table:style-name="Table6.C2" office:value-type="string">
            <text:p text:style-name="P104"><text:span text:style-name="T37">登录用</text:span></text:p>
          </table:table-cell>
        </table:table-row>
        <table:table-row>
          <table:table-cell table:style-name="Table6.A2" office:value-type="string">
            <text:p text:style-name="P26"><text:span text:style-name="T37">登录密码/password</text:span></text:p>
          </table:table-cell>
          <table:table-cell table:style-name="Table6.A2" office:value-type="string">
            <text:p text:style-name="P72"><text:span text:style-name="T37">String</text:span></text:p>
          </table:table-cell>
          <table:table-cell table:style-name="Table6.C2" office:value-type="string">
            <text:p text:style-name="P104"><text:span text:style-name="T38">登录密码</text:span></text:p>
          </table:table-cell>
        </table:table-row>
        <table:table-row>
          <table:table-cell table:style-name="Table6.A2" office:value-type="string">
            <text:p text:style-name="P26"><text:span text:style-name="T39">姓名</text:span>/name</text:p>
          </table:table-cell>
          <table:table-cell table:style-name="Table6.A2" office:value-type="string">
            <text:p text:style-name="P72">String</text:p>
          </table:table-cell>
          <table:table-cell table:style-name="Table6.C2" office:value-type="string">
            <text:p text:style-name="P104"><text:span text:style-name="T17"/></text:p>
          </table:table-cell>
        </table:table-row>
        <table:table-row>
          <table:table-cell table:style-name="Table6.A2" office:value-type="string">
            <text:p text:style-name="P43"><text:span text:style-name="T49">手机/mobile</text:span></text:p>
          </table:table-cell>
          <table:table-cell table:style-name="Table6.A2" office:value-type="string">
            <text:p text:style-name="P85"><text:span text:style-name="T49">String</text:span></text:p>
          </table:table-cell>
          <table:table-cell table:style-name="Table6.C2" office:value-type="string">
            <text:p text:style-name="P43"><text:span text:style-name="T43"/></text:p>
          </table:table-cell>
        </table:table-row>
        <table:table-row>
          <table:table-cell table:style-name="Table6.A2" office:value-type="string">
            <text:p text:style-name="P43"><text:span text:style-name="T50">孩子/students</text:span></text:p>
          </table:table-cell>
          <table:table-cell table:style-name="Table6.A2" office:value-type="string">
            <text:p text:style-name="P85"><text:span text:style-name="T51">Array</text:span></text:p>
          </table:table-cell>
          <table:table-cell table:style-name="Table6.C2" office:value-type="string">
            <text:p text:style-name="P43"><text:span text:style-name="T52">[</text:span></text:p>
            <text:p text:style-name="P43"><text:span text:style-name="T52">{</text:span><text:span text:style-name="T54">studentId</text:span><text:span text:style-name="T52">: ***</text:span><text:span text:style-name="T55">, rel: ***, </text:span><text:span text:style-name="T61">weixin</text:span><text:span text:style-name="T63">Open</text:span><text:span text:style-name="T61">Id:***</text:span><text:span text:style-name="T52">},</text:span></text:p>
            <text:p text:style-name="P43"><text:span text:style-name="T52">{</text:span><text:span text:style-name="T54">studentId</text:span><text:span text:style-name="T52">: ***</text:span><text:span text:style-name="T55">, rel: ***</text:span><text:span text:style-name="T62">,</text:span><text:span text:style-name="T61">weixin</text:span><text:span text:style-name="T63">Open</text:span><text:span text:style-name="T61">Id:***</text:span><text:span text:style-name="T52">}</text:span></text:p>
            <text:p text:style-name="P43"><text:span text:style-name="T52">]</text:span></text:p>
            <text:p text:style-name="P43"><text:span text:style-name="T52"/></text:p>
            <text:p text:style-name="P43"><text:span text:style-name="T56">rel类型有 Dad, Mam,</text:span><text:span text:style-name="T57">GDad,GMam</text:span></text:p>
          </table:table-cell>
        </table:table-row>
      </table:table>
      <text:p text:style-name="P26"><text:span text:style-name="T43"/></text:p>
      <text:p text:style-name="P47"><text:span text:style-name="T2">wex_place_wxconfi</text:span><text:span text:style-name="T3">gs </text:span><text:span text:style-name="T29">暂不支持</text:span></text:p>
      <text:p text:style-name="P15"><text:s text:c="2"/>- 唯一标识/_id:</text:p>
      <text:p text:style-name="P47"><text:span text:style-name="T1"><text:s text:c="2"/>- 所属场所/place</text:span><text:span text:style-name="T7">I</text:span><text:span text:style-name="T1">d:</text:span></text:p>
      <text:p text:style-name="P15"><text:s text:c="2"/>- 微信菜单信息/menus: json object</text:p>
      <text:p text:style-name="P15"><text:span text:style-name="T4">- 认证信息/auth: json object</text:span></text:p>
      <text:p text:style-name="P5"/>
      <text:p text:style-name="P5">wex_course 课程</text:p>
      <text:p text:style-name="P5"><text:s text:c="2"/>- 唯一标识/_id:</text:p>
      <text:p text:style-name="P5"><text:s text:c="2"/>- 名称/name: </text:p>
      <text:p text:style-name="P5"><text:s text:c="2"/>- 是否是全部课程/is_all: (创建场所后,有一个默认属性:全部,主要私立幼儿园一个班只有1个老师)</text:p>
      <text:p text:style-name="P5"><text:s text:c="2"/>- 课程时间/schedules: json array [{date:1}]</text:p>
      <text:p text:style-name="P5"/>
      <text:p text:style-name="P5">wex_student_events 学生事件</text:p>
      <text:p text:style-name="P5"><text:s text:c="2"/>- 唯一标识/_id:</text:p>
      <text:p text:style-name="P5"><text:s text:c="2"/>- 当前所属场所/cur_placeId:</text:p>
      <text:p text:style-name="P5"><text:s text:c="2"/>- 当前所属班级/cur_class_id:</text:p>
      <text:p text:style-name="P5"><text:s text:c="2"/>- 所属小孩/student_id:</text:p>
      <text:p text:style-name="P5"><text:s text:c="2"/>- 发生时间/occur_time:</text:p>
      <text:p text:style-name="P5"><text:s text:c="2"/>- 事件内容/content: json_array [{topic_id:**}]</text:p>
      <text:p text:style-name="P5"/>
      <text:p text:style-name="P5">wex_article (可以作为通知/介绍文字/介绍图片/亲子作业)</text:p>
      <text:p text:style-name="P5"><text:s text:c="2"/>- 唯一标识/_id:</text:p>
      <text:p text:style-name="P5"><text:s text:c="2"/>- 标题/title:</text:p>
      <text:p text:style-name="P5"><text:s text:c="2"/>- 内容/content: json array [{type: 'text', source: "这是一个文本"}, {type: 'img', source: "素材库id"} {type: 'video', source: "素材库id"}]</text:p>
      <text:p text:style-name="P5"><text:soft-page-break/><text:s text:c="2"/>- 所属场所/placeId:</text:p>
      <text:p text:style-name="P5"><text:s text:c="2"/>- 所属班级/class_id:</text:p>
      <text:p text:style-name="P5"><text:s text:c="2"/>- 发布人/poster: {id: **, type: teacher|parent|system}</text:p>
      <text:p text:style-name="P5"><text:s text:c="2"/>- 发布时间/poster_time:</text:p>
      <text:p text:style-name="P5"/>
      <text:p text:style-name="P5">wex_message (留言)</text:p>
      <text:p text:style-name="P5"><text:s text:c="2"/>- 唯一标识/_id:</text:p>
      <text:p text:style-name="P5"><text:s text:c="2"/>- 类型/type:</text:p>
      <text:p text:style-name="P5"><text:s text:c="2"/>- 标题/title:</text:p>
      <text:p text:style-name="P5"><text:s text:c="2"/>- 内容/content: json array [{type: 'text', source: "这是一个文本"}, {type: 'img', source: "素材库id"} {type: 'video', source: "素材库id"}]</text:p>
      <text:p text:style-name="P5"><text:s text:c="2"/>- 所属场所/placeId:</text:p>
      <text:p text:style-name="P5"><text:s text:c="2"/>- 所属班级/class_id:</text:p>
      <text:p text:style-name="P5"><text:s text:c="2"/>- 发布人/poster: {id: **, type: teacher|parent|system}</text:p>
      <text:p text:style-name="P5"><text:s text:c="2"/>- 发布时间/posted_time:</text:p>
      <text:p text:style-name="P5"><text:s text:c="2"/>- 是否可以回复/can_reply: bool</text:p>
      <text:p text:style-name="P5"/>
      <text:p text:style-name="P5">wex_message_reply (留言回复)</text:p>
      <text:p text:style-name="P5"><text:s text:c="2"/>- 唯一标识/_id:</text:p>
      <text:p text:style-name="P5"><text:s text:c="2"/>- 标题/title:</text:p>
      <text:p text:style-name="P5"><text:s text:c="2"/>- 内容/content: json array [{type: 'text', source: "这是一个文本"}, {type: 'img', source: "素材库id"} {type: 'video', source: "素材库id"}]</text:p>
      <text:p text:style-name="P5"><text:s text:c="2"/>- 所属场所/placeId:</text:p>
      <text:p text:style-name="P5"><text:s text:c="2"/>- 所属班级/class_id:</text:p>
      <text:p text:style-name="P5"><text:s text:c="2"/>- 所属话题/topic_id:</text:p>
      <text:p text:style-name="P5"><text:s text:c="2"/>- 发布人/poster: {id: **, type: teacher|parent|system}</text:p>
      <text:p text:style-name="P5"><text:s text:c="2"/>- 发布时间/posted_time:</text:p>
      <text:p text:style-name="P5"/>
      <text:p text:style-name="P5">wex_source (素材库)</text:p>
      <text:p text:style-name="P5"><text:s text:c="2"/>- 唯一标识/_id:</text:p>
      <text:p text:style-name="P5"><text:s text:c="2"/>- 类型/type:</text:p>
      <text:p text:style-name="P5"><text:s text:c="2"/>- 所属场所/placeId:</text:p>
      <text:p text:style-name="P5"><text:s text:c="2"/>- 所属班级/class_id:</text:p>
      <text:p text:style-name="P5"><text:s text:c="2"/>- 发布人/poster: {id: **, type: teacher|parent|system}</text:p>
      <text:p text:style-name="P5"><text:s text:c="2"/>- 发布时间/poster_time:</text:p>
      <text:p text:style-name="P5"/>
      <text:p text:style-name="P5">个人中心</text:p>
      <text:p text:style-name="P5"><text:s text:c="2"/>-- 孩子点滴 [成长历史, 体检报告]</text:p>
      <text:p text:style-name="P5"><text:s text:c="2"/>-- 帐号管理 [完善家庭资料,修改登录密码,注册新帐号]</text:p>
      <text:p text:style-name="P5">班级墙</text:p>
      <text:p text:style-name="P5"><text:s text:c="2"/>-- 留言板 亲子作业 课程表</text:p>
      <text:p text:style-name="P5">本园动态</text:p>
      <text:p text:style-name="P5"><text:s text:c="2"/>-- </text:p>
      <text:p text:style-name="P5"/>
      <text:p text:style-name="P5">ntalks2013@gmail.com/chinamode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none" style:country-complex="none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 style:contextual-spacing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_20_Single" style:class="list">
      <style:text-properties style:font-name="Times New Roman1" style:font-name-complex="Tahoma1"/>
    </style:style>
    <style:style style:name="Caption" style:family="paragraph" style:parent-style-name="Default_20_Text" style:class="extra">
      <style:paragraph-properties fo:margin-top="0.0835in" fo:margin-bottom="0.0835in" style:contextual-spacing="false" text:number-lines="false" text:line-number="0"/>
      <style:text-properties style:font-name="Times New Roman1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meta:initial-creator>lijiao</meta:initial-creator>
    <meta:creation-date>2008-05-13T13:17:29</meta:creation-date>
    <dc:language>en-US</dc:language>
    <meta:editing-cycles>149</meta:editing-cycles>
    <meta:editing-duration>PT3H8M49S</meta:editing-duration>
    <dc:date>2013-11-08T17:44:48.55</dc:date>
    <meta:document-statistic meta:table-count="7" meta:image-count="0" meta:object-count="0" meta:page-count="5" meta:paragraph-count="220" meta:word-count="1076" meta:character-count="3038" meta:non-whitespace-character-count="2765"/>
    <meta:user-defined meta:name="Info 1"/>
    <meta:user-defined meta:name="Info 2"/>
    <meta:user-defined meta:name="Info 3"/>
    <meta:user-defined meta:name="Info 4"/>
  </office:meta>
</office:document-meta>
</file>